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5in">
        <style:tab-stops/>
      </style:paragraph-properties>
    </style:style>
    <style:style style:name="P3" style:parent-style-name="Standard" style:family="paragraph">
      <style:paragraph-properties fo:margin-left="0.5in">
        <style:tab-stops/>
      </style:paragraph-properties>
    </style:style>
    <style:style style:name="T4" style:parent-style-name="DefaultParagraphFont" style:family="text">
      <style:text-properties style:font-name="monospace" fo:color="#000000" fo:font-size="9.5pt" style:font-size-asian="9.5pt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5" style:parent-style-name="DefaultParagraphFont" style:family="text">
      <style:text-properties style:font-name="monospace" style:font-name-asian="monospace" style:font-name-complex="monospace" fo:color="#000000" fo:font-size="9.5pt" style:font-size-asian="9.5pt" style:font-size-complex="9.5pt"/>
    </style:style>
    <style:style style:name="T6" style:parent-style-name="DefaultParagraphFont" style:family="text">
      <style:text-properties style:font-name="monospace" style:font-name-asian="monospace" style:font-name-complex="monospace" fo:color="#000000" fo:font-size="9.5pt" style:font-size-asian="9.5pt" style:font-size-complex="9.5pt"/>
    </style:style>
    <style:style style:name="T7" style:parent-style-name="DefaultParagraphFont" style:family="text">
      <style:text-properties style:font-name="monospace" fo:color="#000000" fo:font-size="9.5pt" style:font-size-asian="9.5pt"/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style:font-name="monospace" fo:color="#000000" fo:font-size="9.5pt" style:font-size-asian="9.5pt"/>
    </style:style>
    <style:style style:name="P11" style:parent-style-name="Standard" style:family="paragraph">
      <style:text-properties style:font-name="monospace" fo:color="#000000" fo:font-size="9.5pt" style:font-size-asian="9.5pt"/>
    </style:style>
    <style:style style:name="P12" style:parent-style-name="Standard" style:family="paragraph">
      <style:text-properties style:font-name="monospace" fo:color="#000000" fo:font-size="9.5pt" style:font-size-asian="9.5pt"/>
    </style:style>
    <style:style style:name="P13" style:parent-style-name="Standard" style:family="paragraph">
      <style:paragraph-properties fo:margin-left="0.5in">
        <style:tab-stops/>
      </style:paragraph-properties>
      <style:text-properties style:font-name="monospace" fo:color="#000000"/>
    </style:style>
    <style:style style:name="P14" style:parent-style-name="Standard" style:family="paragraph">
      <style:text-properties style:font-name="monospace" fo:color="#000000" fo:font-size="9.5pt" style:font-size-asian="9.5pt"/>
    </style:style>
  </office:automatic-styles>
  <office:body>
    <office:text text:use-soft-page-breaks="true">
      <text:p text:style-name="P1">PRODUCT-SUBRACTION_API DOCUMENTATION</text:p>
      <text:p text:style-name="Standard"/>
      <text:p text:style-name="Standard">Introduction</text:p>
      <text:p text:style-name="Standard"/>
      <text:p text:style-name="Standard">The operations_api is an API that calculates the squares and square-roots of <text:s/>the GET request parameters and returns the results as a<text:s/>response in XML format.</text:p>
      <text:p text:style-name="Standard"/>
      <text:p text:style-name="Standard"/>
      <text:p text:style-name="Standard">How it works</text:p>
      <text:p text:style-name="Standard"/>
      <text:p text:style-name="P2">The api receives a GET request with three parameters namely num1,num2,num3 e.g</text:p>
      <text:p text:style-name="Standard"><text:tab/><text:tab/><text:a xlink:href="http://localhost/api/operations_api.php?" office:target-frame-name="_top" xlink:show="replace"><text:span text:style-name="Hyperlink">http://localhost/api/operations_api.php?</text:span></text:a><text:a xlink:href="http://localhost/operations_api/operations_api.php?m1=23&amp;num2=34&amp;num3=46" office:target-frame-name="_top" xlink:show="replace">num</text:a><text:a xlink:href="http://localhost/operations_api/operations_api.php?m1=23&amp;num2=34&amp;num3=46" office:target-frame-name="_top" xlink:show="replace">1=23&amp;num2=34&amp;num3=46</text:a></text:p>
      <text:p text:style-name="P3">The api responds with <text:s/>xml data with the following xml format when presented with the correct number of parameters:</text:p>
      <text:p text:style-name="Standard"><text:s text:c="4"/><text:tab/><text:s text:c="13"/><text:span text:style-name="T4">&lt;results&gt;</text:span></text:p>
      <text:section text:name="Sect1" text:style-name="S1">
        <text:p text:style-name="Standard"><text:tab/><text:tab/><text:tab/>&lt;product&gt;product&lt;/product&gt;</text:p>
        <text:p text:style-name="Standard"><text:s text:c="35"/>&lt;subtraction&gt;subtraction&lt;/subtraction&gt;</text:p>
      </text:section>
      <text:section text:name="Sect2" text:style-name="S2">
        <text:p text:style-name="Standard"><text:span text:style-name="T5"><text:tab/></text:span><text:span text:style-name="T6"><text:tab/></text:span><text:span text:style-name="T7">&lt;/results&gt;</text:span></text:p>
        <text:p text:style-name="P8"/>
        <text:p text:style-name="P9">The api responds with xml with the following format when presented with the wrong parameters</text:p>
        <text:p text:style-name="Standard"><text:tab/><text:tab/><text:span text:style-name="T10">&lt;results&gt;</text:span></text:p>
        <text:p text:style-name="P11"><text:tab/><text:tab/><text:tab/>&lt;error&gt;error<text:s/>message&lt;/error&gt;</text:p>
        <text:p text:style-name="P12"><text:tab/><text:tab/>&lt;/results&gt;</text:p>
        <text:p text:style-name="P13">The api responds to <text:s/>GET requests only</text:p>
        <text:p text:style-name="P14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rpetua Katzumbo</dc:creator>
    <meta:creation-date>2019-10-01T14:48:00Z</meta:creation-date>
    <dc:date>2019-10-01T12:54:00Z</dc:date>
    <meta:template xlink:href="Normal.dotm" xlink:type="simple"/>
    <meta:editing-cycles>4</meta:editing-cycles>
    <meta:editing-duration>PT2100S</meta:editing-duration>
    <meta:document-statistic meta:page-count="1" meta:paragraph-count="2" meta:word-count="158" meta:character-count="1061" meta:row-count="7" meta:non-whitespace-character-count="905"/>
  </office:meta>
</office:document-meta>
</file>